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2"/>
    <style:style style:name="P6"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Test suite architecture<text:tab/>1</text:p>
          <text:p text:style-name="P2">Basic test format<text:tab/>1</text:p>
          <text:p text:style-name="P2">Directory structuring<text:tab/>1</text:p>
          <text:p text:style-name="P2">More filtering<text:tab/>2</text:p>
          <text:p text:style-name="P2">Extended test format<text:tab/>2</text:p>
          <text:p text:style-name="P2">Meta tests<text:tab/>2</text:p>
          <text:p text:style-name="P1">Automated run process<text:tab/>2</text:p>
          <text:p text:style-name="P2">Automation<text:tab/>3</text:p>
          <text:p text:style-name="P1">Extending<text:tab/>3</text:p>
          <text:p text:style-name="P2">Application on ZFS<text:tab/>3</text:p>
          <text:p text:style-name="P2">State of the art<text:tab/>4</text:p>
        </text:index-body>
      </text:table-of-content>
      <text:h text:style-name="Heading_20_2" text:outline-level="2"/>
      <text:h text:style-name="Heading_20_2" text:outline-level="2">Test suite architecture</text:h>
      <text:h text:style-name="Heading_20_3" text:outline-level="3">Basic test format</text:h>
      <text:p text:style-name="Text_20_body">In current implementation, tests are Python methods named test_, which lays inside Classes named Test_. In one Class may be more test functions, they will run in the order, in which they are written inside Class (the same is true for more Classes in one file). Binary tests (compiled C tests etc.) must be wrapped in some Python test too. </text:p>
      <text:p text:style-name="Text_20_body">In future, some embedding of C tests may be done through Pyrex or other multi language environment.</text:p>
      <text:h text:style-name="Heading_20_3" text:outline-level="3">Directory structuring</text:h>
      <text:p text:style-name="Text_20_body">Tests are placed into directory tree according to their type. This type of structuring tests was chosen mainly because it is easy to use both for human user and automated test framework. The final tree may differ, but current it is expected to look similar</text:p>
      <text:list text:style-name="L1">
        <text:list-item>
          <text:p text:style-name="P3">user – user defined tests</text:p>
          <text:list>
            <text:list-item>
              <text:p text:style-name="P3">forced – tests, that must be run on every night build</text:p>
            </text:list-item>
            <text:list-item>
              <text:p text:style-name="P3">voluntary – tests in this directory run according to filters</text:p>
            </text:list-item>
            <text:list-item>
              <text:p text:style-name="P3">obsolete – tests here run only on user demand, not on night builds</text:p>
            </text:list-item>
          </text:list>
        </text:list-item>
        <text:list-item>
          <text:p text:style-name="P3">generated – tests made by randomiser</text:p>
          <text:list>
            <text:list-item>
              <text:p text:style-name="P3">saved-path – tests, that failed in past, they have predefined data and configuration (the one, on which they failed)</text:p>
            </text:list-item>
            <text:list-item>
              <text:p text:style-name="P3">randomized – random generated tests from last night build</text:p>
            </text:list-item>
            <text:list-item>
              <text:p text:style-name="P3">obsolete – random generated tests from last n night builds</text:p>
            </text:list-item>
          </text:list>
        </text:list-item>
        <text:list-item>
          <text:p text:style-name="P3">failed – symlinks to tests, that failed on last night build</text:p>
        </text:list-item>
        <text:list-item>
          <text:p text:style-name="P3">metatests – base for generating randomized tests (see Meta tests)</text:p>
        </text:list-item>
      </text:list>
      <text:p text:style-name="Text_20_body">This directories can contain arbitrary sub-trees, which can be used for filtering tests (for ex. voluntary can be single-threaded multi-threaded, ...)</text:p>
      <text:h text:style-name="Heading_20_3" text:outline-level="3">More filtering</text:h>
      <text:p text:style-name="Text_20_body">Each test Class can contain property disabled. This is simple binary flag, which say according to conditions if class may or should not run (for example disabled = os.platform == 'win32' means do not run this test on windows 32bit platform).</text:p>
      <text:p text:style-name="Text_20_body">As tests can be filtered by directory tree, in which are placed, they can be filtered by test Class name too.</text:p>
      <text:h text:style-name="Heading_20_3" text:outline-level="3">Extended test format</text:h>
      <text:p text:style-name="Text_20_body">In test Classes are by name recognized more methods with specific meaning.</text:p>
      <text:p text:style-name="Text_20_body">There is support for <text:span text:style-name="T1">state handling</text:span> on method level by setup_method and teardown_method, on class level by setup_class and teardown_class and on module (file) level by functions setup_module and teardown_module.</text:p>
      <text:p text:style-name="Text_20_body">If <text:span text:style-name="T1">test Class do some randomizing</text:span> itself, it is useful to do it in <text:span text:style-name="T1">method named generate_data</text:span>. This method is automatically called before setup_class. This two methods are distinguished for one purpose: to allow saving of configuration. In generate_data should be only data generation and in setup_class should be opening of sockets, cleaning of state etc.</text:p>
      <text:p text:style-name="Text_20_body">For <text:span text:style-name="T1">logging</text:span>, it is recommended to authors of tests to use generic logging Classes (will be specified) or sub classing of them. This enables to automated framework to change what have to be logged dynamically on subsequent runs of test.</text:p>
      <text:p text:style-name="P4">There will be some support for <text:span text:style-name="T1">checkpoint / resume</text:span> in test framework. Current concept tends to specify meta-names of methods to look for inside Classes (as in case of managing state). In addition, there will be some default implementations to inherit from. So, in default, framework will use serialization of Classes as checkpoint / resume and done it only on creation of test Class. If there will be some user-defined methods to checkpoint / resume, test suite will use them instead. This methods is supposed to do more than serialization and handle other state variables like opened files, sockets, state of external component under test (file system, process, vm). Moreover, this will allow checkpointing / resume between tests too.</text:p>
      <text:h text:style-name="Heading_20_3" text:outline-level="3">Meta tests</text:h>
      <text:p text:style-name="Text_20_body">Random tests are generated by non-deterministic automata from user-defined base of operations. Format for defining this operations is the same as for tests. There is just one silent premise for so called meta tests: they will be executed in undefined order and number of iterations and they are intended to make some stress testing, hence placing some test which has complete cleaning of state as a prerequisition (setup_method) will break whole concept of stress testing.</text:p>
      <text:h text:style-name="Heading_20_2" text:outline-level="2">Automated run process</text:h>
      <text:p text:style-name="Text_20_body">On very beginning, framework will generate some new random tests (if set to do this and if have meta-tests). Then it will collect all tests, which have to run (filter by directory structure and names). If parallel running of tests is enabled, the framework won't wait for one test to finish before running next one. </text:p>
      <text:p text:style-name="Text_20_body">Single test (module) run is done as follows:</text:p>
      <text:list text:style-name="L2">
        <text:list-item>
          <text:p text:style-name="P5">call setup_module</text:p>
        </text:list-item>
        <text:list-item>
          <text:p text:style-name="P5">snapshot system</text:p>
        </text:list-item>
        <text:list-item>
          <text:p text:style-name="P5">get first class</text:p>
        </text:list-item>
        <text:list-item>
          <text:p text:style-name="P5">check disabled property (and skip, if set)</text:p>
        </text:list-item>
        <text:list-item>
          <text:p text:style-name="P5">call generate_data</text:p>
        </text:list-item>
        <text:list-item>
          <text:p text:style-name="P5">snapshot class (serialize and save to file)</text:p>
        </text:list-item>
        <text:list-item>
          <text:p text:style-name="P5">call setup_class</text:p>
        </text:list-item>
        <text:list-item>
          <text:p text:style-name="P5">call all test_ methods with setup_/teardown_ method before and after</text:p>
        </text:list-item>
        <text:list-item>
          <text:p text:style-name="P5">if checkpoint / resume methods are user-defined, call them before every test (after setup_method) </text:p>
        </text:list-item>
        <text:list-item>
          <text:p text:style-name="P5">call teardown_class</text:p>
        </text:list-item>
        <text:list-item>
          <text:p text:style-name="P5">if some tests fails, try to load class snapshot and rerun failed test with more logging</text:p>
        </text:list-item>
        <text:list-item>
          <text:p text:style-name="P5">for every failed test save outputs, snapshots and other data in some format somewhere ;) (subsequent runs in tree structure)</text:p>
        </text:list-item>
        <text:list-item>
          <text:p text:style-name="P5">if some test fail and don't fail in immediate rerun, try to run whole class again and try to adjust the logging better</text:p>
        </text:list-item>
        <text:list-item>
          <text:p text:style-name="P5">go to next class</text:p>
        </text:list-item>
        <text:list-item>
          <text:p text:style-name="P5">on finish, collect generated failed tests and copy / link them to saved-path.</text:p>
        </text:list-item>
      </text:list>
      <text:h text:style-name="Heading_20_3" text:outline-level="3" text:is-list-header="true">Automation</text:h>
      <text:p text:style-name="Text_20_body">For automation of tests on night-builds will be used either buildbot or custom scripting environment. This part is not explored yet.</text:p>
      <text:h text:style-name="Heading_20_2" text:outline-level="2" text:is-list-header="true">Extending</text:h>
      <text:p text:style-name="Text_20_body">Above described architecture have built-in support of <text:span text:style-name="T1">snapshot / resume</text:span> feature for isolated test Classes. If support for external state handling is wanted, it is recommended to implement it as follows: inherit Class (or simple name methods as described) and overwrite methods to snapshot method will store both state of python environment and external components state in given directory. The resume function will get the directory as an argument and the implementation must bring the external components and python environment to state equivalent to the state snapshoted (from the perspective of tests). If this methods use some external tools, which are not present by default, the author of module <text:span text:style-name="T1">must</text:span><text:span text:style-name="T2"> describe all external dependencies in the header of module. </text:span></text:p>
      <text:p text:style-name="Text_20_body">For <text:span text:style-name="T1">parallel</text:span><text:span text:style-name="T2"> execution of tests, there will be only on / off switch in the first version of the test tool. In future, there are plans to create support for more sophisticated config files, that could support settings other than if test will or won't run according to directory structure and naming schemas.</text:span></text:p>
      <text:p text:style-name="Text_20_body"><text:span text:style-name="T2">If </text:span><text:span text:style-name="T1">distributed</text:span><text:span text:style-name="T2"> applications will have to be tested, the preffered way to do this is by using py.execnet, which solve managing global state, distributed locking and remote execution. Two way to achieve this can be used. The simple way is to prepare more machines and let them listen for commands and then drive them from test on main machine. The hard (but maybe better) way is to create virtual hosts (using any virtualization tool) from the test and manage their state from test too (snapshoting and resume can be achieved easier).</text:span></text:p>
      <text:h text:style-name="Heading_20_3" text:outline-level="3">Application on ZFS</text:h>
      <text:p text:style-name="Text_20_body">For zfs, there will be on the beginning some meta test module with basic file system “tests” on the level of primitive operation / check. The setup_module will start zfs, checkpointing will be done by serialization of python sate, gdb core dumps of zfsd and fs copy of zfs cache. Rewritements of logging modules will change the log level on both test and zfsd side. From this module, more sophisticated tests will be derived in both generated way and manual rewritements. (This one module itself should have at least the same power as fsx, just can be little bit slower).</text:p>
      <text:p text:style-name="Text_20_body">The testing of operations will be done either by semantics of operations, or by comparing with results on other file system (this has to be included into snapshot too). Both approaches can be used in parallel.</text:p>
      <text:p text:style-name="Text_20_body">In future, if there will be some need of protocol testing by simulating client or server zfs role, the real zfs can run inside of virtual environment and test scripts can simulate one or other side outside or in second virtual environment or vice versa.</text:p>
      <text:p text:style-name="Text_20_body">The same as for simulating second zfs node is true for testing more zfs nodes in cooperation. There can be more virtual environments managed by snapshot / resume from outside. And if needed, the environments can be managed from inside too by injecting distributed components of test trough py.execnet to them.</text:p>
      <text:h text:style-name="Heading_20_3" text:outline-level="3">State of the art</text:h>
      <text:p text:style-name="Text_20_body">Many systems for running tests, snapshoting processes and environments was examined, and some conclusions was made:</text:p>
      <text:list text:style-name="L3">
        <text:list-item>
          <text:p text:style-name="P6">there is no known system of snapshot / resume full featured Unix process, so it should be best to use gdb core dumps for snapshoting processes, as they can be easily read by anyone.</text:p>
        </text:list-item>
        <text:list-item>
          <text:p text:style-name="P6">the external tool gcore was excluded from gnu tools, but can be simple emulated by script calling gdb directly</text:p>
        </text:list-item>
        <text:list-item>
          <text:p text:style-name="P6">if there is a real need to resume the snapshots to try other ways or for other purposes, the best way to achieve this is to encapsulate the system to virtual environment and snapshot / resume whole environment.</text:p>
        </text:list-item>
        <text:list-item>
          <text:p text:style-name="P6">the author considered the way of using scripting language for implementation better, because it allows easier ways to implement both tests and test suite and it is easier to include binary tests to scripting environment than opposite way. In addition by choosing python, there is possibility to switch to pyrex or other mixed environment to allow tests written in C and in python to coexist as equivalent.</text:p>
        </text:list-item>
        <text:list-item>
          <text:p text:style-name="P6">python has inside of std library full featured parser of the python language, so it is possible to easy read symbols and so on from modules. In addition, it is possible to use python in interactive manner from test suite, so even the smallest pieces of test code can be managed (if really needed). Python have built-in support of serialization and de-serialization of classes.</text:p>
        </text:list-item>
        <text:list-item>
          <text:p text:style-name="P6">from existing solutions for testing inside python, the nearest to the expected usage was STAF/STAX, but it was found as too much complicated and not well extensible.</text:p>
        </text:list-item>
        <text:list-item>
          <text:p text:style-name="P6">The selected solution is py.lib, which has not intended usage so close to zfs as STAF/STAX, but it is more extensible and in some ways it offers even more than STAF/STAX. In today implementation of py.lib are covered these features:</text:p>
          <text:list>
            <text:list-item>
              <text:p text:style-name="P6">automated collection of tests on all levels</text:p>
            </text:list-item>
            <text:list-item>
              <text:p text:style-name="P6">selecting tests by keywords</text:p>
            </text:list-item>
            <text:list-item>
              <text:p text:style-name="P6">managing test state (setup/teardown)</text:p>
            </text:list-item>
            <text:list-item>
              <text:p text:style-name="P6">salvaging outputs from python part of test</text:p>
            </text:list-item>
            <text:list-item>
              <text:p text:style-name="P6">some producer / consumer logging infrastructure (may have major changes)</text:p>
            </text:list-item>
            <text:list-item>
              <text:p text:style-name="P6">remote execution and parallel, synchronization support by py.execnet</text:p>
            </text:list-item>
            <text:list-item>
              <text:p text:style-name="P6">very intuitive interface</text:p>
            </text:list-item>
          </text:list>
        </text:list-item>
      </text:list>
      <text:p text:style-name="Text_20_body">So, by selecting python and py.lib, there is half of work done, or at least the architecture is defined and assured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master-page-name="">
      <style:paragraph-properties fo:background-color="transparent" style:shadow="none">
        <style:tab-stops/>
        <style:background-image/>
      </style:paragraph-properties>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2-12T12:17:04</meta:creation-date>
    <dc:date>2007-02-12T19:07:42</dc:date>
    <dc:language>en-GB</dc:language>
    <meta:editing-cycles>63</meta:editing-cycles>
    <meta:editing-duration>PT5H23M34S</meta:editing-duration>
    <meta:user-defined meta:name="Info 1"/>
    <meta:user-defined meta:name="Info 2"/>
    <meta:user-defined meta:name="Info 3"/>
    <meta:user-defined meta:name="Info 4"/>
    <meta:document-statistic meta:table-count="0" meta:image-count="0" meta:object-count="0" meta:page-count="4" meta:paragraph-count="86" meta:word-count="1796" meta:character-count="10711"/>
  </office:meta>
</office:document-meta>
</file>